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office:automatic-styles>
  <office:body>
    <office:text>
      <text:p text:style-name="Title">Research Proposal</text:p>
      <text:p text:style-name="Author">Nirbhay P. Tandon<text:line-break/>MSc. Data Science<text:line-break/>Research Title:<text:line-break/>Develop New Transformer Architecture For<text:line-break/>Question and Answering(QandA)</text:p>
      <text:p text:style-name="Abstract">Attention-based Transformer architectures have become the norm of current Natural Language Processing applications. Google began this trend back in 2017 with their paper <text:span text:style-name="T1">Attention Is All You Need</text:span>, by introducing the Transformer architecture that works solely on attention mechanisms. The purpose of our work will be to create a new kind of Transformer architecture. Compare and contrast its performance against other architectures such as BERT, DistilBERT, ALBERT etc. using the SQuAD 2.0 Dataset. Through our research, we aim to produce a new architecture that has a better performance than existing models specifically for Question Answering based applications.</text:p>
      <text:h text:style-name="Heading_20_1" text:outline-level="1"><text:bookmark-start text:name="introduction"/>Introduction<text:bookmark-end text:name="introduction"/></text:h>
      <text:p text:style-name="First_20_paragraph">Question-Answering based systems have gained a lot of popularity, especially in the form of “chatbots”. These systems depend highly on contextual understanding of the input, the training corpus and the question asked. They use this knowledge to output an answer that can help the user with whatever their query is. Recurrent neural networks and architectures based on them, have been able to provide great advancements in the field of Question-answering and chatbots in general. However, there is a behaviour of over-fitting and lack of contextual understanding of the question. This, coupled with long training times and extremely complex mathematical model designs, have often kept the field of Natural Language Processing slightly obscured from the masses.</text:p>
      <text:p text:style-name="Text_20_body">We wish to change that. Through our work, we would like to aim at creating a sustainable, fast, easy to understand Transformer architecture for Question Answering. An advancement on the work done by the team at Google . To be able to do so, let us first understand what a <text:span text:style-name="T1">Transformer</text:span> is. A Transformer is a form of transduction model that relies solely on self-attention to figure out how to represent its inputs and outputs. It does so without the use of any sequence aligned recurrent neural networks(RNNs) or convolutions.</text:p>
      <text:p text:style-name="Text_20_body">Through our research proposal we wish to highlight why we are going to be performing this research and putting in the effort to devise a new architecture. We have divided our research proposal into 7 sections. In Section <text:a xlink:type="simple" xlink:href="#introduction" office:name=""><text:span text:style-name="Definition">1</text:span></text:a>, we shall take a look at briefly introducing the concept and why our work is necessary. Next, in Section <text:a xlink:type="simple" xlink:href="#backRR" office:name=""><text:span text:style-name="Definition">2</text:span></text:a>, we outline the background work that has already been done in this field and how some of the papers relate to the work that has been done. We use this as an opportunity to highlight some of the shortcomings in current architectures and modelling techniques. In Section <text:a xlink:type="simple" xlink:href="#aims" office:name=""><text:span text:style-name="Definition">3</text:span></text:a>, we briefly outline the aim of our proposed research. In Section <text:a xlink:type="simple" xlink:href="#researchMeth" office:name=""><text:span text:style-name="Definition">4</text:span></text:a>, we define in some detail the work that we will do to establish our research and how we plan to quantify the work that shall be done. Section <text:a xlink:type="simple" xlink:href="#expectedoutcomes" office:name=""><text:span text:style-name="Definition">5</text:span></text:a>, highlights our goal, which is to produce a new transformer architecture that performs better at Question Answering based tasks. In Section <text:a xlink:type="simple" xlink:href="#resources" office:name=""><text:span text:style-name="Definition">6</text:span></text:a>, we have outlined the minimum hardware requirements along with the resources available to the author that will be used to conduct this research. Finally, in Section <text:a xlink:type="simple" xlink:href="#plan" office:name=""><text:span text:style-name="Definition">7</text:span></text:a>, we submit a Gantt Chart to outline our plan against the number of weeks.</text:p>
      <text:h text:style-name="Heading_20_1" text:outline-level="1"><text:bookmark-start text:name="backRR"/>Background and Related Research<text:bookmark-end text:name="backRR"/></text:h>
      <text:p text:style-name="First_20_paragraph">In this section, we shall highlight what has led us this far and some of the interesting challenges that it poses. In <text:a xlink:type="simple" xlink:href="#back" office:name=""><text:span text:style-name="Definition">2.1</text:span></text:a>, we briefly look at the history of Natural Language Processing and how some of the challenges were addressed. In <text:a xlink:type="simple" xlink:href="#rr" office:name=""><text:span text:style-name="Definition">2.2</text:span></text:a>, we look at the latest research that has gone into creating the Transformer architecture, identify some of the common patterns and use that information to strategise our model in later sections.</text:p>
      <text:h text:style-name="Heading_20_2" text:outline-level="2"><text:bookmark-start text:name="back"/>Background<text:bookmark-end text:name="back"/></text:h>
      <text:p text:style-name="First_20_paragraph">The area of Natural language Processing has taken significant leaps in the last two decades. Work done towards improving the ability of machine learning models to first recognize words, then sentences, followed by contextual understanding has led to several interesting and novel approaches in the field. From early on neural networks to creating Long Short-Term Memory architectures by Sepp Hochreiter and Jurgen Schmidhuber in the mid-’90s that resolved the vanishing gradient problem of classical neural networks, we have come a long way.</text:p>
      <text:p text:style-name="Text_20_body">The latest advancements in this field come from Google’s research lab in the form of <text:span text:style-name="T1">Transformers</text:span>. We look into this in a bit more detail later. However, no model can be successful without a good dataset to train on. This is where the SQuAD 2.0 dataset comes in. This dataset is what forces the machine learning models to do contextual understanding. One might even say that it forces the models to “think” for themselves before answering a task.</text:p>
      <text:h text:style-name="Heading_20_2" text:outline-level="2"><text:bookmark-start text:name="rr"/>Related Research<text:bookmark-end text:name="rr"/></text:h>
      <text:p text:style-name="First_20_paragraph">Outlined below are some of the most important pieces of research in the field of Natural Language Processing based neural networks, long short-term memory architectures and transformers.</text:p>
      <text:list text:style-name="L1">
        <text:list-item>
          <text:p text:style-name="P1">The SQuAD 2.0 Dataset , was developed with funding from Facebook to help address some major issues with existing datasets. Key pain points of these being a focus on questions that can be easily answered or use of automatically generated, unanswerable questions which are easily identifiable.<text:line-break/>The SQuAD 2.0 dataset resolves this by combining the SQuAD dataset along with 50,000 crowd worker generated unanswerable questions. The most important feature of these being that the unanswerable questions must look similar to answerable ones. For a model to be successful on this new dataset, it must be able to answer all possibly answerable questions as well as determine when no answers are provided for a question in the given paragraph and abstain from answering. A comparative study was done for a natural language understanding task that obtained an 86% score on SQuAD 1.1, only got 66% on the new 2.0 dataset. The dataset helps bridge the gap between true natural language understanding and machine understanding by using the concept of Relevance. Through comparisons with various datasets such as RACE, MCTest, QASENT etc. they have identified the missing links like negative examples, antonyms and helped fill the gap. This dataset forces the models to understand whether a paragraph span has the answer to the question posed.</text:p>
        </text:list-item>
        <text:list-item>
          <text:p text:style-name="P1">Work done in the field of Long short-term and gated recurrent and neural networks, in particular, has been established as a state of the art approach in sequence modelling, transduction problems such as language modelling and machine translation. In their paper Attention Is All You Need, the team set out to resolve problems in the parallelization and increased compute times of recurrent models. The inherently sequential nature highlights the issues in memory constraints, leading to reduced batch sizes.</text:p>
          <text:p text:style-name="P1"><text:span text:style-name="T1">Transformer Architecture built by </text:span> [fig1]</text:p>
          <text:p text:style-name="P1">The architecture for a <text:span text:style-name="T1">Transformer</text:span> in this paper is outlined as having an encoder that maps input sequences to a continuous representation. The architecture can be seen above in Figure 1. This is then decoded into an output sequence of symbols one at a time. Each step is auto-regressive, i.e. it consumes the previously generated symbols as additional input when creating the next. This is similar to an ensemble tree architecture. Stacks of 6 encoder layers and 6 decoder layers is used.<text:line-break/>The encoder layers each have 2 sub-layers of a multi-head self-attention and the other a simple, position-wise fully connected feed-forward network layer.<text:line-break/>The decoder layer is similar to the encoder layer and has an additional 3rd sub-layer that performs multi-head attention over the output of the encoders. There is also normalization and the outputs are prevented from attending to subsequent positions.<text:line-break/>The attention mechanism can be described as mapping a query to a set of key-value pairs. This can be seen from Figure 2, below.<text:line-break/>The evaluations performed on the Wall Street Journal dataset, using 40k sentences, showed that even without task-specific tuning the model had better results.</text:p>
          <text:p text:style-name="P1"><text:span text:style-name="T1">Scale Dot and Multihead Attention Models </text:span> [fig2]</text:p>
        </text:list-item>
        <text:list-item>
          <text:p text:style-name="P1">The paper on BERT, which is <text:span text:style-name="T1">Bidirectional Encoder Representations from Transformers</text:span> , introduces a new language model. This model is truly fascinating in many ways. First and foremost it is designed to pre-train deep bidirectional representations using unlabelled data. This is done by jointly conditioning context in all layers to the right and left. This pre-training allows the model to be fine-tuned simply using one additional output layer. These features make this model conceptually simple and very powerful empirically.</text:p>
          <text:p text:style-name="P1">BERT employs language pre-training which has shown significant advantages in many applications e.g. paraphrasing, language level inference etc. These tasks aim to highlight the relationships between sentences through contextual understanding as well as by using tokenized outputs.</text:p>
          <text:p text:style-name="P1"><text:span text:style-name="T1">Pre-training and Fine Tuning procedures for BERT </text:span> [fig3]</text:p>
          <text:p text:style-name="P1">BERT was tested on The General Language Understanding Evaluation (GLUE) benchmark which is has a large number of diverse natural language understanding tasks. BERT performed extremely well on the 11 NLP tasks that the authors ran it against. it showed an average accuracy improvement of 4.5% and 7% when compared to the previous state of the art models.</text:p>
          <text:p text:style-name="P1">Results of BERT and its significant gains make it one of the best candidate models for natural language understanding tasks.</text:p>
        </text:list-item>
      </text:list>
      <text:p text:style-name="First_20_paragraph">Multiple other advancements on top of the BERT model to make it light, portable, better at understanding and even application-specific tasks such as question answering have emerged.</text:p>
      <text:p text:style-name="Text_20_body">The SQuAD 2.0 dataset has inspired an LSTM based FastQA model architecture. This architecture takes cues from the work done by Hochreiter and Schmidhuber in their work on Long Short-Term Memory Architecture , to create a model specifically for end-to-end question answering systems.</text:p>
      <text:p text:style-name="Text_20_body">A common theme has been observed with BERT that it takes a long time to train. Especially in the BERT based RoBERTa architecture . RoBERTa takes on average 4-5 times more time to train than BERT, however, it also shows a maximum of 20% improvement over BERT, depending on the application. ALBERT, which is A Liter BERT, was developed specifically to deal with memory limitations and reduce training times. ALBERT’s XXL implementation has been documented to perform better in models trained on the BOOKCORPUS and Wikipedia ones by at least 2% across multiple applications.</text:p>
      <text:p text:style-name="Text_20_body">However, none of these model architectures has been able to address all the problems and serve as more generic solutions to multiple end-to-end sequence encoding problems across various applications.</text:p>
      <text:p text:style-name="Text_20_body">Our work is primarily focused on building a fast model that allows for higher accuracy in responses specifically with QandA systems.</text:p>
      <text:h text:style-name="Heading_20_1" text:outline-level="1"><text:bookmark-start text:name="aims"/>Aims and Objectives<text:bookmark-end text:name="aims"/></text:h>
      <text:p text:style-name="First_20_paragraph">The main aim of this research is to propose a new transformer architecture that can perform better at conversational Question and Answering from the SQuAD 2.0 dataset. We shall:</text:p>
      <text:list text:style-name="L2">
        <text:list-item>
          <text:p text:style-name="P2">Implement the existing models that are available via libraries such as HuggingFace, PyTorch and Tensorflow, run the SQuAD 2.0</text:p>
        </text:list-item>
        <text:list-item>
          <text:p text:style-name="P2">Obtain F1, validation, etc. scores for existing models and treat them as our benchmark scores</text:p>
        </text:list-item>
        <text:list-item>
          <text:p text:style-name="P2">Identify drawbacks of the current architectures</text:p>
        </text:list-item>
        <text:list-item>
          <text:p text:style-name="P2">Design our architecture and evaluate its performance</text:p>
        </text:list-item>
        <text:list-item>
          <text:p text:style-name="P2">Fine-tune the architecture, re-evaluate and report improvements</text:p>
        </text:list-item>
        <text:list-item>
          <text:p text:style-name="P2">Compare the results of our Transformer model with the benchmark scores.</text:p>
        </text:list-item>
      </text:list>
      <text:p text:style-name="First_20_paragraph">We hope to establish our proposed transformer architecture as a competent enough contender to be used within both industry and academia.</text:p>
      <text:h text:style-name="Heading_20_1" text:outline-level="1"><text:bookmark-start text:name="researchMeth"/>Research Methodology<text:bookmark-end text:name="researchMeth"/></text:h>
      <text:p text:style-name="First_20_paragraph">To implement this research we shall break the project down into 5 phases. These are outlined below.</text:p>
      <text:h text:style-name="Heading_20_2" text:outline-level="2"><text:bookmark-start text:name="datas"/>Research Dataset<text:bookmark-end text:name="datas"/></text:h>
      <text:p text:style-name="First_20_paragraph">We have selected is the Stanford Question Answering Dataset (SQuAD). It was created as a reading comprehension dataset with the help of crowd workers. It is based on questions posed by these workers on a set of Wikipedia articles, where the answer to every question is a segment of text, or span, from the corresponding reading passage, or the question might be unanswerable .</text:p>
      <text:p text:style-name="Text_20_body">The dataset consists of over 150,000 questions. Split into 100,000 answerable and over 50,000 unanswerable question, which were written by crowd workers to look similar to unanswerable questions. The challenge being that a model should be able to correctly answer the answerable questions and abstain from answering the unanswerable ones. In their paper <text:span text:style-name="T1">Know What You Don’t Know: Unanswerable Questions for Squad</text:span>, the authors have described how they The dataset is freely available as a part of the Transformers package in python or it can be downloaded from the SQuAD 2.0 website .</text:p>
      <text:p text:style-name="Text_20_body">To effectively use this dataset for our purposes, let us first take a look at what its contents look like below.<text:line-break/><text:line-break/><text:line-break/><text:line-break/>The answer to the aforementioned question is quite simple for humans to comprehend. The challenge is for us to contextualize this and make it machine-understandable so that our model can answer it correctly.</text:p>
      <text:p text:style-name="Text_20_body">The dataset consists of various kinds of English language examples like negation, antonyms, entity swaps, impossible conditions to answer, answerable, etc. making the dataset a well-balanced one.</text:p>
      <text:p text:style-name="Text_20_body">To use this dataset correctly we shall perform the following pre-processing steps on it:</text:p>
      <text:list text:style-name="L3">
        <text:list-item>
          <text:p text:style-name="P3">Data splitting into separate Question, Answer and Context lists.</text:p>
        </text:list-item>
        <text:list-item>
          <text:p text:style-name="P3">Splitting the data into separate training and validation sets of question and answers using the 80/20 rule, also known as the Pareto principle. We will have 80% training data and 20% test data.</text:p>
        </text:list-item>
        <text:list-item>
          <text:p text:style-name="P3">Tokenization of the split data to generate "context-question" pairs</text:p>
        </text:list-item>
        <text:list-item>
          <text:p text:style-name="P3">Generating indexes for when an answer begins and ends in the dataset</text:p>
        </text:list-item>
        <text:list-item>
          <text:p text:style-name="P3">Adding answer tokens based on their encoded positions</text:p>
        </text:list-item>
      </text:list>
      <text:h text:style-name="Heading_20_2" text:outline-level="2"><text:bookmark-start text:name="benchmarks"/>Research Benchmarks<text:bookmark-end text:name="benchmarks"/></text:h>
      <text:p text:style-name="First_20_paragraph">Here we shall focus on obtaining benchmark scores for the shortlisted architectures i.e BERT , DistilBERT and ALBERT , on the above dataset .</text:p>
      <text:p text:style-name="Text_20_body">We shall use the F1, Exact Match(EM), Recall and Training Time scores to create a benchmark to compare our architecture against.</text:p>
      <text:h text:style-name="Heading_20_2" text:outline-level="2"><text:bookmark-start text:name="architecturecreation"/>Architecture Creation<text:bookmark-end text:name="architecturecreation"/></text:h>
      <text:p text:style-name="First_20_paragraph">In this section we will:</text:p>
      <text:list text:style-name="L4">
        <text:list-item>
          <text:p text:style-name="P4">Mathematically model a new transformer architecture</text:p>
        </text:list-item>
        <text:list-item>
          <text:p text:style-name="P4">Code the architecture</text:p>
        </text:list-item>
        <text:list-item>
          <text:p text:style-name="P4">Run sample dataset to identify base benchmarks</text:p>
        </text:list-item>
        <text:list-item>
          <text:p text:style-name="P4">Run the SQuAD 2.0 dataset to obtain 1st pass performance benchmarks</text:p>
        </text:list-item>
        <text:list-item>
          <text:p text:style-name="P4">Document architecture performance, identify pros and cons</text:p>
        </text:list-item>
      </text:list>
      <text:h text:style-name="Heading_20_2" text:outline-level="2"><text:bookmark-start text:name="refinement"/>Architecture Refinement<text:bookmark-end text:name="refinement"/></text:h>
      <text:p text:style-name="First_20_paragraph">In this phase, we will focus on:</text:p>
      <text:list text:style-name="L5">
        <text:list-item>
          <text:p text:style-name="P5">Reviewing the results from the previous section</text:p>
        </text:list-item>
        <text:list-item>
          <text:p text:style-name="P5">Identifying the areas of improvement</text:p>
        </text:list-item>
        <text:list-item>
          <text:p text:style-name="P5">Hypothesise the improvements and implement them in the architecture</text:p>
        </text:list-item>
        <text:list-item>
          <text:p text:style-name="P5">Run the SQuAD 2.0 dataset to obtain new performance benchmarks</text:p>
        </text:list-item>
        <text:list-item>
          <text:p text:style-name="P5">Document architecture performance, identify pros and cons</text:p>
        </text:list-item>
      </text:list>
      <text:h text:style-name="Heading_20_2" text:outline-level="2"><text:bookmark-start text:name="model-evaluation"/>Model Evaluation<text:bookmark-end text:name="model-evaluation"/></text:h>
      <text:p text:style-name="First_20_paragraph">The training shall be carried out on each of the models for 100 epochs. We shall also look at the recall of these results to better understand if our work was done correctly or not.</text:p>
      <text:p text:style-name="Text_20_body">The main parameters we will use for model evaluation are F1, Exact Match(EM), Recall and Training Time. The Exact Match score will help us identify how many questions were correctly answered by our model, where the answer by the model matches 100% the expected answer.</text:p>
      <text:p text:style-name="Text_20_body">These metrics will help us reiterate and quantify correctly if our model has improved performance or not.</text:p>
      <text:h text:style-name="Heading_20_1" text:outline-level="1"><text:bookmark-start text:name="expectedoutcomes"/>Expected Outcomes<text:bookmark-end text:name="expectedoutcomes"/></text:h>
      <text:p text:style-name="First_20_paragraph">We expect that our created model is at-par, if not better performing than existing models for Question Answering based problems.</text:p>
      <text:h text:style-name="Heading_20_1" text:outline-level="1"><text:bookmark-start text:name="resources"/>Requirements and Resources<text:bookmark-end text:name="resources"/></text:h>
      <text:p text:style-name="First_20_paragraph">To successfully deliver on our research we will be utilizing the following hardware:</text:p>
      <text:list text:style-name="L6">
        <text:list-item>
          <text:p text:style-name="P6">EVGA GeForce RTX 2070 SUPER KO GAMING, 08G-P4-2072-KR, 8GB GDDR6, Dual Fans. This graphics card is based on the Nvidia "Turing" architecture and has 2560 CuDA cores.</text:p>
        </text:list-item>
        <text:list-item>
          <text:p text:style-name="P6">Intel 10700 processor. 8 cores, 16 threads, 16M cache.</text:p>
        </text:list-item>
        <text:list-item>
          <text:p text:style-name="P6">VENGEANCE® LPX 8GB (1 x 8GB) DDR4 DRAM 2400MHz C14 Memory Kit - Black. 8GB x 4, 32 GB total.</text:p>
        </text:list-item>
        <text:list-item>
          <text:p text:style-name="P6">Ubuntu 20.04 Operating System</text:p>
        </text:list-item>
        <text:list-item>
          <text:p text:style-name="P6">We will also be using the latest versions of the following packages: Pandas, NumPy, SciPy, Transformers by HuggingFace, Matplotlib, Tensorflow and PyTorch. In case there are compatibility issues the appropriate versions will be mentioned. We will also mention any other packages that might be required in the course of the research.</text:p>
        </text:list-item>
      </text:list>
      <text:p text:style-name="First_20_paragraph">The above hardware is available to the author and any changes to the same will be notified/highlighted in the subsequent reports.</text:p>
      <text:h text:style-name="Heading_20_1" text:outline-level="1"><text:bookmark-start text:name="plan"/>Research Plan<text:bookmark-end text:name="plan"/></text:h>
      <text:p text:style-name="First_20_paragraph">Shown on the next page is the Gantt Chart highlighting the research stages and timelines.<text:line-break/><text:span text:style-name="T1">im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meta:generator>
    <dc:title>Research Proposal</dc:title>
    <dc:description/>
    <dc:subject/>
    <meta:keyword/>
    <meta:initial-creator>Nirbhay P. Tandon MSc. Data Science Research Title: Develop New Transformer Architecture For Question and Answering(QandA)</meta:initial-creator>
    <dc:creator>Nirbhay P. Tandon MSc. Data Science Research Title: Develop New Transformer Architecture For Question and Answering(QandA)</dc:creator>
    <meta:creation-date>2021-04-18T19:48:37Z</meta:creation-date>
    <dc:date>2021-04-18T19:48:37Z</dc:date>
    <meta:user-defined meta:name="abstract" meta:value-type="string">Attention-based Transformer architectures have become the norm of current Natural Language Processing applications. Google began this trend back in 2017 with their paper Attention Is All You Need, by introducing the Transformer architecture that works solely on attention mechanisms. The purpose of our work will be to create a new kind of Transformer architecture. Compare and contrast its performance against other architectures such as BERT, DistilBERT, ALBERT etc. using the SQuAD 2.0 Dataset. Through our research, we aim to produce a new architecture that has a better performance than existing models specifically for Question Answering based applications.</meta:user-defined>
    <meta:user-defined meta:name="bibliography" meta:value-type="string">../Research_Proposal.bbl</meta:user-defined>
    <meta:user-defined meta:name="date" meta:value-type="string"/>
  </office:meta>
</office:document-meta>
</file>